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91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position="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6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[.B4]^2-4*[.A4]*[.C4]" office:value-type="float" office:value="0" calcext:value-type="float">
            <text:p>0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5" table:number-columns-repeated="3"/>
          <table:table-cell table:style-name="ce9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4">
          <table:table-cell table:style-name="ce6" table:number-columns-repeated="3"/>
          <table:table-cell table:style-name="ce10"/>
          <table:table-cell table:style-name="ce14" table:formula="of:=COM.MICROSOFT.IFS([.A4]=0;&quot;równanie nie jest kwadratowe&quot;;[.D4]&lt;0;&quot;równanie nie ma rozwiązania&quot;;[.D4]=0;&quot;jeden pierwiastek rzeczywisty podwójny  x1=x2&quot;;[.D4]&gt;0;&quot;dwa różne pierwiastki rzeczywiste&quot;)" office:value-type="string" office:string-value="jeden pierwiastek rzeczywisty podwójny  x1=x2" calcext:value-type="string">
            <text:p>jeden pierwiastek rzeczywisty podwójny <text:s/>x1=x2</text:p>
          </table:table-cell>
          <table:table-cell table:style-name="ce16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IF([.D4]&gt;=0;(-[.B4]+SQRT([.D4]))/(2*[.A4]);&quot;nie ma pierwiastków&quot;)" office:value-type="float" office:value="-1" calcext:value-type="float">
            <text:p>-1</text:p>
          </table:table-cell>
          <table:table-cell table:style-name="ce16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5" table:formula="of:=IF([.D4]&gt;=0;(-[.B4]-SQRT([.D4]))/(2*[.A4]);&quot;nie ma pierwiastków&quot;)" office:value-type="float" office:value="-1" calcext:value-type="float">
            <text:p>-1</text:p>
          </table:table-cell>
          <table:table-cell table:style-name="ce17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4T12:35:22.022225309</dc:date>
    <meta:print-date>2003-03-03T23:27:53</meta:print-date>
    <meta:editing-cycles>3</meta:editing-cycles>
    <meta:editing-duration>PT3M54S</meta:editing-duration>
    <meta:generator>LibreOffice/6.0.2.1$Linux_X86_64 LibreOffice_project/00m0$Build-1</meta:generator>
    <meta:document-statistic meta:table-count="3" meta:cell-count="17" meta:object-count="1"/>
  </office:meta>
</office:document-meta>
</file>